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9375in" fo:margin-left="1.1292in" table:align="left"/>
    </style:style>
    <style:style style:name="Table1.A" style:family="table-column">
      <style:table-column-properties style:column-width="2.3333in"/>
    </style:style>
    <style:style style:name="Table1.B" style:family="table-column">
      <style:table-column-properties style:column-width="2.604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officeooo:rsid="0012a4d4" officeooo:paragraph-rsid="0012a4d4"/>
    </style:style>
    <style:style style:name="P2" style:family="paragraph" style:parent-style-name="Text_20_body">
      <style:paragraph-properties fo:text-align="center" style:justify-single-word="false"/>
      <style:text-properties officeooo:rsid="004b2d48" officeooo:paragraph-rsid="005f2819"/>
    </style:style>
    <style:style style:name="P3" style:family="paragraph" style:parent-style-name="Text_20_body">
      <style:text-properties officeooo:rsid="004b2d48" officeooo:paragraph-rsid="005f2819"/>
    </style:style>
    <style:style style:name="P4" style:family="paragraph" style:parent-style-name="Text_20_body">
      <style:text-properties officeooo:rsid="00324573" officeooo:paragraph-rsid="005f2819"/>
    </style:style>
    <style:style style:name="P5" style:family="paragraph" style:parent-style-name="Text_20_body">
      <style:paragraph-properties fo:text-align="center" style:justify-single-word="false"/>
      <style:text-properties officeooo:paragraph-rsid="005f2819"/>
    </style:style>
    <style:style style:name="P6" style:family="paragraph" style:parent-style-name="Text_20_body">
      <style:text-properties officeooo:rsid="0040e9af" officeooo:paragraph-rsid="005f2819"/>
    </style:style>
    <style:style style:name="P7" style:family="paragraph" style:parent-style-name="Text_20_body">
      <style:text-properties officeooo:rsid="00624a65" officeooo:paragraph-rsid="00624a65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70afc8" officeooo:paragraph-rsid="0070afc8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735544" officeooo:paragraph-rsid="00735544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751952" officeooo:paragraph-rsid="00751952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fo:font-weight="bold" officeooo:rsid="0070afc8" officeooo:paragraph-rsid="0070afc8" style:font-size-asian="12pt" style:font-weight-asian="bold" style:font-size-complex="12pt" style:font-weight-complex="bold"/>
    </style:style>
    <style:style style:name="P12" style:family="paragraph" style:parent-style-name="Heading_20_1">
      <style:text-properties officeooo:rsid="0024b906" officeooo:paragraph-rsid="005f2819"/>
    </style:style>
    <style:style style:name="P13" style:family="paragraph" style:parent-style-name="Heading_20_1">
      <style:text-properties fo:font-size="12pt" officeooo:paragraph-rsid="005f2819" style:font-size-asian="12pt" style:font-size-complex="12pt"/>
    </style:style>
    <style:style style:name="P14" style:family="paragraph" style:parent-style-name="Heading_20_1" style:list-style-name="">
      <style:text-properties fo:font-size="12pt" officeooo:rsid="004f13b7" officeooo:paragraph-rsid="005f2819" style:font-size-asian="12pt" style:font-size-complex="12pt"/>
    </style:style>
    <style:style style:name="P15" style:family="paragraph" style:parent-style-name="Heading_20_1">
      <style:paragraph-properties fo:break-before="page"/>
      <style:text-properties officeooo:paragraph-rsid="005f2819"/>
    </style:style>
    <style:style style:name="P16" style:family="paragraph" style:parent-style-name="Text_20_body" style:list-style-name="">
      <style:text-properties fo:font-size="12pt" officeooo:rsid="00624a65" officeooo:paragraph-rsid="00624a65" style:font-size-asian="12pt" style:font-size-complex="12pt"/>
    </style:style>
    <style:style style:name="P17" style:family="paragraph" style:parent-style-name="Text_20_body" style:list-style-name="">
      <style:text-properties fo:font-size="12pt" officeooo:rsid="006ac276" officeooo:paragraph-rsid="006ac276" style:font-size-asian="12pt" style:font-size-complex="12pt"/>
    </style:style>
    <style:style style:name="P18" style:family="paragraph" style:parent-style-name="Text_20_body" style:list-style-name="">
      <style:text-properties fo:font-size="12pt" officeooo:rsid="006cc12a" officeooo:paragraph-rsid="006cc12a" style:font-size-asian="12pt" style:font-size-complex="12pt"/>
    </style:style>
    <style:style style:name="P19" style:family="paragraph" style:parent-style-name="Text_20_body" style:list-style-name="">
      <style:text-properties fo:font-size="12pt" officeooo:rsid="006db7a4" officeooo:paragraph-rsid="006db7a4" style:font-size-asian="12pt" style:font-size-complex="12pt"/>
    </style:style>
    <style:style style:name="P20" style:family="paragraph" style:parent-style-name="Text_20_body" style:list-style-name="">
      <style:text-properties fo:font-size="12pt" officeooo:rsid="006e933c" officeooo:paragraph-rsid="006e933c" style:font-size-asian="12pt" style:font-size-complex="12pt"/>
    </style:style>
    <style:style style:name="P21" style:family="paragraph" style:parent-style-name="Text_20_body" style:list-style-name="">
      <style:text-properties fo:font-size="12pt" officeooo:rsid="006ecfd9" officeooo:paragraph-rsid="006ecfd9" style:font-size-asian="12pt" style:font-size-complex="12pt"/>
    </style:style>
    <style:style style:name="P22" style:family="paragraph" style:parent-style-name="Text_20_body" style:list-style-name="">
      <style:text-properties officeooo:paragraph-rsid="0065dabe"/>
    </style:style>
    <style:style style:name="P23" style:family="paragraph" style:parent-style-name="Text_20_body" style:list-style-name="L1">
      <style:text-properties officeooo:paragraph-rsid="005f2819"/>
    </style:style>
    <style:style style:name="T1" style:family="text">
      <style:text-properties officeooo:rsid="0018dfb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47f42" style:font-weight-asian="normal" style:font-weight-complex="normal"/>
    </style:style>
    <style:style style:name="T5" style:family="text">
      <style:text-properties fo:font-weight="normal" officeooo:rsid="003a809d" style:font-weight-asian="normal" style:font-weight-complex="normal"/>
    </style:style>
    <style:style style:name="T6" style:family="text">
      <style:text-properties fo:font-size="12pt" officeooo:rsid="0065dabe" style:font-size-asian="12pt" style:font-size-complex="12pt"/>
    </style:style>
    <style:style style:name="T7" style:family="text">
      <style:text-properties fo:font-size="12pt" officeooo:rsid="0071703e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5a4323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39af43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67cff2" style:font-size-asian="12pt" style:font-weight-asian="bold" style:font-size-complex="12pt" style:font-weight-complex="bold"/>
    </style:style>
    <style:style style:name="T12" style:family="text">
      <style:text-properties officeooo:rsid="005a4323"/>
    </style:style>
    <style:style style:name="T13" style:family="text">
      <style:text-properties officeooo:rsid="0049a581"/>
    </style:style>
    <style:style style:name="T14" style:family="text">
      <style:text-properties style:font-name="Courier 10 Pitch" fo:font-weight="bold" style:font-weight-asian="bold" style:font-weight-complex="bold"/>
    </style:style>
    <style:style style:name="T15" style:family="text">
      <style:text-properties style:font-name="Courier 10 Pitch" fo:font-weight="bold" officeooo:rsid="00347f42" style:font-weight-asian="bold" style:font-weight-complex="bold"/>
    </style:style>
    <style:style style:name="T16" style:family="text">
      <style:text-properties style:font-name="Courier 10 Pitch" fo:font-weight="bold" officeooo:rsid="0038ee16" style:font-weight-asian="bold" style:font-weight-complex="bold"/>
    </style:style>
    <style:style style:name="T17" style:family="text">
      <style:text-properties style:font-name="Courier 10 Pitch" fo:font-weight="bold" officeooo:rsid="003a809d" style:font-weight-asian="bold" style:font-weight-complex="bold"/>
    </style:style>
    <style:style style:name="T18" style:family="text">
      <style:text-properties style:font-name="Courier 10 Pitch" fo:font-weight="normal" officeooo:rsid="0036f3c4" style:font-weight-asian="normal" style:font-weight-complex="normal"/>
    </style:style>
    <style:style style:name="T19" style:family="text">
      <style:text-properties officeooo:rsid="0051106b"/>
    </style:style>
    <style:style style:name="T20" style:family="text">
      <style:text-properties officeooo:rsid="0038ee16"/>
    </style:style>
    <style:style style:name="T21" style:family="text">
      <style:text-properties officeooo:rsid="00640e5c"/>
    </style:style>
    <style:style style:name="T22" style:family="text">
      <style:text-properties officeooo:rsid="0076080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Functions</text:h>
      <text:p text:style-name="P7">For this exercise, you will create separate programs for each exercise.</text:p>
      <text:h text:style-name="P13" text:outline-level="1">Exercise <text:span text:style-name="T12">1</text:span>: <text:span text:style-name="T13">Calculate Tax</text:span></text:h>
      <text:p text:style-name="P3">Write a simple function that takes in two floats: <text:span text:style-name="T14">price</text:span> and <text:span text:style-name="T14">tax</text:span>. It returns the price plus tax, also a float.</text:p>
      <text:p text:style-name="P2"><draw:frame draw:style-name="fr1" draw:name="Object3" text:anchor-type="as-char" svg:y="-0.152in" svg:width="2.7311in" svg:height="0.199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3">In main, call this function and then output the result.</text:p>
      <text:h text:style-name="P14" text:outline-level="1">Exercise <text:span text:style-name="T21">2:</text:span> <text:span text:style-name="T19">Multiple functions</text:span></text:h>
      <text:h text:style-name="P16" text:outline-level="1">Write a program <text:span text:style-name="T21">that uses multiple functions to split up functionality.</text:span></text:h>
      <text:h text:style-name="P22" text:outline-level="1"><text:span text:style-name="T6">The main menu will give the user the options: </text:span><text:span text:style-name="T7">(1) Translate from English, (2) Translate to English, and (3) Exit.</text:span></text:h>
      <text:h text:style-name="P17" text:outline-level="1">Functions:</text:h>
      <text:h text:style-name="P17" text:outline-level="1"><text:span text:style-name="T2">TranslateFromEnglish</text:span>, return type of <text:span text:style-name="T2">void</text:span>, no <text:span text:style-name="T2">parameters</text:span>.</text:h>
      <text:h text:style-name="P18" text:outline-level="1">In this function, have the user enter a word. Then, write an if statement to check that word, and display a translation if available. Otherwise, display a message like “Word not in dictionary.”</text:h>
      <text:h text:style-name="P19" text:outline-level="1"><text:span text:style-name="T2">TranslateToEnglish</text:span>, return type of <text:span text:style-name="T2">void</text:span>, no <text:span text:style-name="T2">parameters</text:span>.</text:h>
      <text:h text:style-name="P20" text:outline-level="1">This function is the reverse, the user enters a word in the target language, then it is checked via an if statement, and the English translation is displayed. If the word is not found, display “Word not in dictionary.”</text:h>
      <text:h text:style-name="P21" text:outline-level="1">If you know other languages or want to use an online dictionary to find some words, feel free. Otherwise, here <text:span text:style-name="T22">are</text:span> some samples: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English</text:p>
          </table:table-cell>
          <table:table-cell table:style-name="Table1.B1" office:value-type="string">
            <text:p text:style-name="P11">Esperanto</text:p>
          </table:table-cell>
        </table:table-row>
        <table:table-row>
          <table:table-cell table:style-name="Table1.A2" office:value-type="string">
            <text:p text:style-name="P8">Cat</text:p>
          </table:table-cell>
          <table:table-cell table:style-name="Table1.B2" office:value-type="string">
            <text:p text:style-name="P8">Kato</text:p>
          </table:table-cell>
        </table:table-row>
        <table:table-row>
          <table:table-cell table:style-name="Table1.A2" office:value-type="string">
            <text:p text:style-name="P8">Dog</text:p>
          </table:table-cell>
          <table:table-cell table:style-name="Table1.B2" office:value-type="string">
            <text:p text:style-name="P8">Hundo</text:p>
          </table:table-cell>
        </table:table-row>
        <table:table-row>
          <table:table-cell table:style-name="Table1.A2" office:value-type="string">
            <text:p text:style-name="P9">Moose</text:p>
          </table:table-cell>
          <table:table-cell table:style-name="Table1.B2" office:value-type="string">
            <text:p text:style-name="P9">Alko</text:p>
          </table:table-cell>
        </table:table-row>
        <table:table-row>
          <table:table-cell table:style-name="Table1.A2" office:value-type="string">
            <text:p text:style-name="P10">Frog</text:p>
          </table:table-cell>
          <table:table-cell table:style-name="Table1.B2" office:value-type="string">
            <text:p text:style-name="P10">Rano</text:p>
          </table:table-cell>
        </table:table-row>
      </table:table>
      <text:h text:style-name="P21" text:outline-level="1"/>
      <text:h text:style-name="P15" text:outline-level="1"><text:span text:style-name="T8">Exercise </text:span><text:span text:style-name="T11">3</text:span><text:span text:style-name="T9">:</text:span><text:span text:style-name="T8"> Math, function overloading, </text:span><text:span text:style-name="T10">pass-by-reference</text:span></text:h>
      <text:p text:style-name="P4"><text:span text:style-name="T3">You will overload a function named </text:span><text:span text:style-name="T14">Multiply</text:span><text:span text:style-name="T3">. There will be three versions:</text:span></text:p>
      <text:list xml:id="list7504856328124006503" text:style-name="L1">
        <text:list-item>
          <text:p text:style-name="P23"><text:span text:style-name="T3">Takes the input of two integers: <text:line-break/></text:span><text:span text:style-name="T15">number1</text:span><text:span text:style-name="T4">, </text:span><text:span text:style-name="T15">number2<text:line-break/></text:span>This function will <text:span text:style-name="T20">multiply these numbers and return the product.</text:span><text:span text:style-name="T18"><text:line-break/></text:span></text:p>
        </text:list-item>
        <text:list-item>
          <text:p text:style-name="P23"><text:span text:style-name="T3">Takes the input of two floats: <text:line-break/></text:span><text:span text:style-name="T15">number1</text:span><text:span text:style-name="T4">, </text:span><text:span text:style-name="T15">number2<text:line-break/></text:span>This function will multiply these numbers and return the product.<text:span text:style-name="T16"><text:line-break/></text:span></text:p>
        </text:list-item>
        <text:list-item>
          <text:p text:style-name="P23"><text:span text:style-name="T3">Takes the input of four integers </text:span><text:span text:style-name="T5">passed by value</text:span><text:span text:style-name="T3">: <text:line-break/></text:span><text:span text:style-name="T14">numerator1</text:span><text:span text:style-name="T3">, </text:span><text:span text:style-name="T14">denominator1</text:span><text:span text:style-name="T3">, </text:span><text:span text:style-name="T14">numerator2</text:span><text:span text:style-name="T3">, and </text:span><text:span text:style-name="T14">denominator2<text:line-break/></text:span>and two integers passed by reference:<text:span text:style-name="T17"><text:line-break/>numProduct, denomProduct<text:line-break/></text:span>This function will calculate the product of the fraction.</text:p>
        </text:list-item>
      </text:list>
      <text:p text:style-name="P5"><draw:frame draw:style-name="fr1" draw:name="Object1" text:anchor-type="as-char" svg:y="-0.2437in" svg:width="1.0764in" svg:height="0.392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6">In main, call each of these functions and output the resul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style:font-name="Liberation Sans Narrow" fo:font-family="'Liberation Sans Narrow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style:font-name="Liberation Sans Narrow1" fo:font-family="'Liberation Sans Narrow'" style:font-style-name="Bold Italic" style:font-family-generic="swiss" style:font-pitch="variable" fo:font-size="95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 Narrow" fo:font-family="'Liberation Sans Narrow'" style:font-style-name="Bold" style:font-family-generic="swiss" style:font-pitch="variable" fo:font-size="22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2a4d4" officeooo:paragraph-rsid="0012a4d4"/>
    </style:style>
    <style:style style:name="MT1" style:family="text">
      <style:text-properties officeooo:rsid="0018dfb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ab/><text:tab/></text:span>Page <text:page-number text:select-page="current">2</text:page-number> of 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22:51:32.247391202</meta:creation-date>
    <meta:editing-duration>PT50M52S</meta:editing-duration>
    <meta:editing-cycles>94</meta:editing-cycles>
    <meta:generator>LibreOffice/4.2.8.2$Linux_X86_64 LibreOffice_project/420m0$Build-2</meta:generator>
    <dc:title>PageNumber</dc:title>
    <dc:date>2016-02-04T15:57:34.308648804</dc:date>
    <meta:document-statistic meta:table-count="1" meta:image-count="0" meta:object-count="2" meta:page-count="2" meta:paragraph-count="33" meta:word-count="305" meta:character-count="1860" meta:non-whitespace-character-count="1582"/>
    <meta:template xlink:type="simple" xlink:actuate="onRequest" xlink:title="PageNumber" xlink:href="../../../../../.config/libreoffice/4/user/template/PageNumber.ott" meta:date="2016-01-19T22:51:32.178040509"/>
  </office:meta>
</office:document-meta>
</file>

<file path=Object 1/content.xml><?xml version="1.0" encoding="utf-8"?>
<math xmlns="http://www.w3.org/1998/Math/MathML" display="block">
  <semantics>
    <mrow>
      <mi mathvariant="italic">pricePlusTax</mi>
      <mo stretchy="false">=</mo>
      <mrow>
        <mi mathvariant="italic">price</mi>
        <mo stretchy="false">+</mo>
        <mrow>
          <mo fence="true" stretchy="false">(</mo>
          <mrow>
            <mrow>
              <mi mathvariant="italic">price</mi>
              <mo stretchy="false">×</mo>
              <mi mathvariant="italic">taxRate</mi>
            </mrow>
          </mrow>
          <mo fence="true" stretchy="false">)</mo>
        </mrow>
      </mrow>
    </mrow>
    <annotation encoding="StarMath 5.0">pricePlusTax = price + ( price times taxRate )</annotation>
  </semantics>
</math>
</file>

<file path=Object 2/content.xml><?xml version="1.0" encoding="utf-8"?>
<math xmlns="http://www.w3.org/1998/Math/MathML" display="block">
  <semantics>
    <mrow>
      <mrow>
        <mo fence="true" stretchy="false">(</mo>
        <mrow>
          <mfrac>
            <mi>a</mi>
            <mi>b</mi>
          </mfrac>
        </mrow>
        <mo fence="true" stretchy="false">)</mo>
      </mrow>
      <mrow>
        <mrow>
          <mo fence="true" stretchy="false">(</mo>
          <mrow>
            <mfrac>
              <mi>c</mi>
              <mi>d</mi>
            </mfrac>
          </mrow>
          <mo fence="true" stretchy="false">)</mo>
        </mrow>
        <mo stretchy="false">=</mo>
        <mrow>
          <mo fence="true" stretchy="false">(</mo>
          <mrow>
            <mfrac>
              <mrow>
                <mi>a</mi>
                <mi>c</mi>
              </mrow>
              <mrow>
                <mi>b</mi>
                <mi>d</mi>
              </mrow>
            </mfrac>
          </mrow>
          <mo fence="true" stretchy="false">)</mo>
        </mrow>
      </mrow>
    </mrow>
    <annotation encoding="StarMath 5.0">({a} over {b}) ({c} over {d}) = ( {a c} over {b d} )</annotation>
  </semantics>
</math>
</file>